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4 - Droit des TIC : <text:span text:style-name="T1">Les protections juridiques du logiciel</text:span></text:p>
      <text:p text:style-name="P4"/>
      <text:list xml:id="list5423772660292334449" text:style-name="L1">
        <text:list-item>
          <text:p text:style-name="P6">Le droit d'auteur spécifique au logiciel</text:p>
        </text:list-item>
        <text:list-item>
          <text:p text:style-name="P6">La brevetabilité du logiciel</text:p>
        </text:list-item>
      </text:list>
      <text:p text:style-name="P2"/>
      <text:p text:style-name="P3">A –<text:span text:style-name="T1"> Le droit d'auteur </text:span>:</text:p>
      <text:p text:style-name="P4"/>
      <text:p text:style-name="P5">1 – Qu'est-ce que le droit d'auteur ? Et comment naît-il ?</text:p>
      <text:p text:style-name="P5"/>
      <text:p text:style-name="P5">2 – Quels sont les droits moraux et les droits patrimoniaux caractérisant le logiciel ?</text:p>
      <text:p text:style-name="P5"/>
      <text:p text:style-name="P5">3 – Un logiciel <text:span text:style-name="T2">original</text:span> étant automatiquement protégé par le droit d'auteur, quel est l'intérêt de son dépôt ?</text:p>
      <text:p text:style-name="P5"/>
      <text:p text:style-name="P5">4 – Combien coûte le dépôt de logiciel auprès de : APP, INPI (enveloppe soleau) et Logitas ?</text:p>
      <text:p text:style-name="P5"/>
      <text:p text:style-name="P5">5 – En quoi consiste le <text:span text:style-name="T2">copyright</text:span> par rapport au droit d'auteur ?</text:p>
      <text:p text:style-name="P5"/>
      <text:p text:style-name="P5"/>
      <text:p text:style-name="P3">B – <text:span text:style-name="T1">La brevetabilité du logiciel </text:span>:</text:p>
      <text:p text:style-name="P3"/>
      <text:p text:style-name="P5">1 – Parmi les 6 critères de brevetabilité, quel est<text:span text:style-name="T1"> le </text:span>critère principal permettant à un <text:span text:style-name="T1">logiciel en tant que tel </text:span>d'être brevetable ?</text:p>
      <text:p text:style-name="P5"/>
      <text:p text:style-name="Text_20_body">2 – Quels sont les arguments des partisans (5) et des opposants (5) à la brevetabilité du logiciel en Europe ?</text:p>
      <text:p text:style-name="Text_20_body"/>
      <text:p text:style-name="Text_20_body">3 – Où en sommes-nous depuis le vote du parlement européen du 06 juillet 2005 sur ce sujet ?</text:p>
      <text:p text:style-name="Text_20_body"/>
      <text:p text:style-name="Text_20_body">4 – Résumez (en 5 lignes) l'article suivant : <text:span text:style-name="T2">« Brevets de logiciels : Les Etats-Unis font un petit pas vers l'Europe »</text:span> (2014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dier KUEVIAKOE</meta:initial-creator>
    <meta:creation-date>2021-01-03T23:23:08.48</meta:creation-date>
    <dc:date>2021-09-29T19:36:42.67</dc:date>
    <dc:creator>Didier KUEVIAKOE</dc:creator>
    <meta:editing-duration>PT2H19M27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1" meta:paragraph-count="14" meta:word-count="201" meta:character-count="1062"/>
  </office:meta>
</office:document-meta>
</file>